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Kostka 6" table:style-name="ta1">
        <table:shapes>
          <draw:frame draw:z-index="0" draw:style-name="gr1" draw:text-style-name="P1" svg:width="159.99mm" svg:height="89.99mm" svg:x="166.22mm" svg:y="3.67mm">
            <draw:object draw:notify-on-update-of-ranges="'Kostka 6'.A1:'Kostka 6'.A1 'Kostka 6'.A2:'Kostka 6'.A2 'Kostka 6'.B1:'Kostka 6'.B1 'Kostka 6'.B2:'Kostka 6'.B2 'Kostka 6'.C1:'Kostka 6'.C1 'Kostka 6'.C2:'Kostka 6'.C2 'Kostka 6'.D1:'Kostka 6'.D1 'Kostka 6'.D2:'Kostka 6'.D2 'Kostka 6'.E1:'Kostka 6'.E1 'Kostka 6'.E2:'Kostka 6'.E2 'Kostka 6'.F1:'Kostka 6'.F1 'Kostka 6'.F2:'Kostka 6'.F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ce1"/>
        <table:table-column table:style-name="co1" table:number-columns-repeated="101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formula="of:=COUNTIF([.$A3:.$AMJ999];[.A1])" office:value-type="float" office:value="0" calcext:value-type="float">
            <text:p>0</text:p>
          </table:table-cell>
          <table:table-cell table:formula="of:=COUNTIF([.$A3:.$AMJ999];[.B1])" office:value-type="float" office:value="0" calcext:value-type="float">
            <text:p>0</text:p>
          </table:table-cell>
          <table:table-cell table:formula="of:=COUNTIF([.$A3:.$AMJ999];[.C1])" office:value-type="float" office:value="0" calcext:value-type="float">
            <text:p>0</text:p>
          </table:table-cell>
          <table:table-cell table:formula="of:=COUNTIF([.$A3:.$AMJ999];[.D1])" office:value-type="float" office:value="0" calcext:value-type="float">
            <text:p>0</text:p>
          </table:table-cell>
          <table:table-cell table:formula="of:=COUNTIF([.$A3:.$AMJ999];[.E1])" office:value-type="float" office:value="0" calcext:value-type="float">
            <text:p>0</text:p>
          </table:table-cell>
          <table:table-cell table:formula="of:=COUNTIF([.$A3:.$AMJ999];[.F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Kamkoliv pod tyto čáry zaznamenávejte hody do jednotlivých buněk (číslo, enter, číslo, enter)</text:p>
          </table:table-cell>
          <table:table-cell table:style-name="ce2" table:number-columns-repeated="1023"/>
        </table:table-row>
      </table:table>
      <table:table table:name="Kostka 6-vyplnene" table:style-name="ta1">
        <table:shapes>
          <draw:frame draw:z-index="0" draw:style-name="gr1" draw:text-style-name="P1" svg:width="159.99mm" svg:height="89.99mm" svg:x="159.46mm" svg:y="2.43mm">
            <draw:object draw:notify-on-update-of-ranges="'Kostka 6-vyplnene'.A1:'Kostka 6-vyplnene'.A1 'Kostka 6-vyplnene'.A2:'Kostka 6-vyplnene'.A2 'Kostka 6-vyplnene'.B1:'Kostka 6-vyplnene'.B1 'Kostka 6-vyplnene'.B2:'Kostka 6-vyplnene'.B2 'Kostka 6-vyplnene'.C1:'Kostka 6-vyplnene'.C1 'Kostka 6-vyplnene'.C2:'Kostka 6-vyplnene'.C2 'Kostka 6-vyplnene'.D1:'Kostka 6-vyplnene'.D1 'Kostka 6-vyplnene'.D2:'Kostka 6-vyplnene'.D2 'Kostka 6-vyplnene'.E1:'Kostka 6-vyplnene'.E1 'Kostka 6-vyplnene'.E2:'Kostka 6-vyplnene'.E2 'Kostka 6-vyplnene'.F1:'Kostka 6-vyplnene'.F1 'Kostka 6-vyplnene'.F2:'Kostka 6-vyplnene'.F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table:formula="of:=COUNTIF([.$A3:.$AMJ999];[.A1])" office:value-type="float" office:value="3" calcext:value-type="float">
            <text:p>3</text:p>
          </table:table-cell>
          <table:table-cell table:style-name="ce1" table:formula="of:=COUNTIF([.$A3:.$AMJ999];[.B1])" office:value-type="float" office:value="17" calcext:value-type="float">
            <text:p>17</text:p>
          </table:table-cell>
          <table:table-cell table:style-name="ce1" table:formula="of:=COUNTIF([.$A3:.$AMJ999];[.C1])" office:value-type="float" office:value="27" calcext:value-type="float">
            <text:p>27</text:p>
          </table:table-cell>
          <table:table-cell table:style-name="ce1" table:formula="of:=COUNTIF([.$A3:.$AMJ999];[.D1])" office:value-type="float" office:value="30" calcext:value-type="float">
            <text:p>30</text:p>
          </table:table-cell>
          <table:table-cell table:style-name="ce1" table:formula="of:=COUNTIF([.$A3:.$AMJ999];[.E1])" office:value-type="float" office:value="6" calcext:value-type="float">
            <text:p>6</text:p>
          </table:table-cell>
          <table:table-cell table:style-name="ce1" table:formula="of:=COUNTIF([.$A3:.$AMJ999];[.F1])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Kamkoliv pod tyto čáry zaznamenávejte hody do jednotlivých buněk (číslo, enter, číslo, enter)</text:p>
          </table:table-cell>
          <table:table-cell table:style-name="ce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</table:table>
      <table:table table:name="Žabky" table:style-name="ta1">
        <table:shapes>
          <draw:frame draw:z-index="0" draw:style-name="gr1" draw:text-style-name="P1" svg:width="159.99mm" svg:height="89.99mm" svg:x="162mm" svg:y="2.23mm">
            <draw:object draw:notify-on-update-of-ranges="Žabky.A1:Žabky.A1 Žabky.A2:Žabky.A2 Žabky.B1:Žabky.B1 Žabky.B2:Žabky.B2 Žabky.C1:Žabky.C1 Žabky.C2:Žabky.C2 Žabky.D1:Žabky.D1 Žabky.D2:Žabky.D2 Žabky.E1:Žabky.E1 Žabky.E2:Žabky.E2 Žabky.F1:Žabky.F1 Žabky.F2:Žabky.F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ce1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Š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D</text:p>
          </table:table-cell>
          <table:table-cell table:number-columns-repeated="1018"/>
        </table:table-row>
        <table:table-row table:style-name="ro1">
          <table:table-cell table:formula="of:=COUNTIF([.$A3:.$AMJ999];UPPER([.A1]))" office:value-type="float" office:value="0" calcext:value-type="float">
            <text:p>0</text:p>
          </table:table-cell>
          <table:table-cell table:formula="of:=COUNTIF([.$A3:.$AMJ999];[.B1])" office:value-type="float" office:value="0" calcext:value-type="float">
            <text:p>0</text:p>
          </table:table-cell>
          <table:table-cell table:formula="of:=COUNTIF([.$A3:.$AMJ999];[.C1])" office:value-type="float" office:value="0" calcext:value-type="float">
            <text:p>0</text:p>
          </table:table-cell>
          <table:table-cell table:formula="of:=COUNTIF([.$A3:.$AMJ999];[.D1])" office:value-type="float" office:value="0" calcext:value-type="float">
            <text:p>0</text:p>
          </table:table-cell>
          <table:table-cell table:formula="of:=COUNTIF([.$A3:.$AMJ999];[.E1])" office:value-type="float" office:value="0" calcext:value-type="float">
            <text:p>0</text:p>
          </table:table-cell>
          <table:table-cell table:formula="of:=COUNTIF([.$A3:.$AMJ999];[.F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EKNÍN</text:p>
          </table:table-cell>
          <table:table-cell table:style-name="Default" office:value-type="string" calcext:value-type="string">
            <text:p>KOMÁR</text:p>
          </table:table-cell>
          <table:table-cell table:style-name="Default" office:value-type="string" calcext:value-type="string">
            <text:p>ŠTIKA</text:p>
          </table:table-cell>
          <table:table-cell table:style-name="Default" office:value-type="string" calcext:value-type="string">
            <text:p>RÁKOS</text:p>
          </table:table-cell>
          <table:table-cell table:style-name="Default" office:value-type="string" calcext:value-type="string">
            <text:p>ŽÁBA</text:p>
          </table:table-cell>
          <table:table-cell table:style-name="Default" office:value-type="string" calcext:value-type="string">
            <text:p>DŘEV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amkoliv pod tyto čáry zaznamenávejte počáteční písmeno názvu karty (číslo, enter, číslo, enter)</text:p>
          </table:table-cell>
          <table:table-cell table:style-name="ce2" table:number-columns-repeated="1023"/>
        </table:table-row>
      </table:table>
      <table:table table:name="Žabky-vyplnene" table:style-name="ta1">
        <table:shapes>
          <draw:frame draw:z-index="0" draw:style-name="gr1" draw:text-style-name="P1" svg:width="159.99mm" svg:height="89.99mm" svg:x="162mm" svg:y="2.23mm">
            <draw:object draw:notify-on-update-of-ranges="'Žabky-vyplnene'.A1:'Žabky-vyplnene'.A1 'Žabky-vyplnene'.A2:'Žabky-vyplnene'.A2 'Žabky-vyplnene'.B1:'Žabky-vyplnene'.B1 'Žabky-vyplnene'.B2:'Žabky-vyplnene'.B2 'Žabky-vyplnene'.C1:'Žabky-vyplnene'.C1 'Žabky-vyplnene'.C2:'Žabky-vyplnene'.C2 'Žabky-vyplnene'.D1:'Žabky-vyplnene'.D1 'Žabky-vyplnene'.D2:'Žabky-vyplnene'.D2 'Žabky-vyplnene'.E1:'Žabky-vyplnene'.E1 'Žabky-vyplnene'.E2:'Žabky-vyplnene'.E2 'Žabky-vyplnene'.F1:'Žabky-vyplnene'.F1 'Žabky-vyplnene'.F2:'Žabky-vyplnene'.F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Š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Ž</text:p>
          </table:table-cell>
          <table:table-cell table:style-name="ce1" office:value-type="string" calcext:value-type="string">
            <text:p>D</text:p>
          </table:table-cell>
          <table:table-cell table:number-columns-repeated="1018"/>
        </table:table-row>
        <table:table-row table:style-name="ro1">
          <table:table-cell table:style-name="ce1" table:formula="of:=COUNTIF([.$A3:.$AMJ999];UPPER([.A1]))" office:value-type="float" office:value="4" calcext:value-type="float">
            <text:p>4</text:p>
          </table:table-cell>
          <table:table-cell table:style-name="ce1" table:formula="of:=COUNTIF([.$A3:.$AMJ999];[.B1])" office:value-type="float" office:value="2" calcext:value-type="float">
            <text:p>2</text:p>
          </table:table-cell>
          <table:table-cell table:style-name="ce1" table:formula="of:=COUNTIF([.$A3:.$AMJ999];[.C1])" office:value-type="float" office:value="2" calcext:value-type="float">
            <text:p>2</text:p>
          </table:table-cell>
          <table:table-cell table:style-name="ce1" table:formula="of:=COUNTIF([.$A3:.$AMJ999];[.D1])" office:value-type="float" office:value="3" calcext:value-type="float">
            <text:p>3</text:p>
          </table:table-cell>
          <table:table-cell table:style-name="ce1" table:formula="of:=COUNTIF([.$A3:.$AMJ999];[.E1])" office:value-type="float" office:value="3" calcext:value-type="float">
            <text:p>3</text:p>
          </table:table-cell>
          <table:table-cell table:style-name="ce1" table:formula="of:=COUNTIF([.$A3:.$AMJ999];[.F1]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KNÍN</text:p>
          </table:table-cell>
          <table:table-cell office:value-type="string" calcext:value-type="string">
            <text:p>KOMÁR</text:p>
          </table:table-cell>
          <table:table-cell office:value-type="string" calcext:value-type="string">
            <text:p>ŠTIKA</text:p>
          </table:table-cell>
          <table:table-cell office:value-type="string" calcext:value-type="string">
            <text:p>RÁKOS</text:p>
          </table:table-cell>
          <table:table-cell office:value-type="string" calcext:value-type="string">
            <text:p>ŽÁBA</text:p>
          </table:table-cell>
          <table:table-cell office:value-type="string" calcext:value-type="string">
            <text:p>DŘEV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amkoliv pod tyto čáry zaznamenávejte počáteční písmeno názvu karty (číslo, enter, číslo, enter)</text:p>
          </table:table-cell>
          <table:table-cell table:style-name="ce2" table:number-columns-repeated="1023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ource Han Sans CN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.00.0000</text:date>, <text:time style:data-style-name="N2" text:time-value="13:46:51.2531329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09:33:47.610882750</meta:creation-date>
    <dc:date>2020-04-30T15:40:28.194470337</dc:date>
    <meta:editing-duration>PT1H32M7S</meta:editing-duration>
    <meta:editing-cycles>6</meta:editing-cycles>
    <meta:generator>LibreOffice/6.2.8.2$Linux_X86_64 LibreOffice_project/20$Build-2</meta:generator>
    <meta:document-statistic meta:table-count="4" meta:cell-count="18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subtitle svg:x="0cm" svg:y="0cm" chart:style-name="ch2">
          <text:p/>
        </chart:subtitle>
        <chart:legend chart:legend-position="end" svg:x="15.06cm" svg:y="2.956cm" style:legend-expansion="high" chart:style-name="ch3"/>
        <chart:plot-area chart:style-name="ch4" table:cell-range-address="'Kostka 6'.A1:'Kostka 6'.F2" chart:data-source-has-labels="row" svg:x="0.32cm" svg:y="0.18cm" svg:width="14.42cm" svg:height="8.64cm">
          <chartooo:coordinate-region svg:x="1.047cm" svg:y="0.379cm" svg:width="13.693cm" svg:height="8.24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Kostka 6'.A2:'Kostka 6'.A2" chart:label-cell-address="'Kostka 6'.A1:'Kostka 6'.A1" chart:class="chart:bar">
            <chart:data-point/>
          </chart:series>
          <chart:series chart:style-name="ch9" chart:values-cell-range-address="'Kostka 6'.B2:'Kostka 6'.B2" chart:label-cell-address="'Kostka 6'.B1:'Kostka 6'.B1" chart:class="chart:bar">
            <chart:data-point/>
          </chart:series>
          <chart:series chart:style-name="ch10" chart:values-cell-range-address="'Kostka 6'.C2:'Kostka 6'.C2" chart:label-cell-address="'Kostka 6'.C1:'Kostka 6'.C1" chart:class="chart:bar">
            <chart:data-point/>
          </chart:series>
          <chart:series chart:style-name="ch11" chart:values-cell-range-address="'Kostka 6'.D2:'Kostka 6'.D2" chart:label-cell-address="'Kostka 6'.D1:'Kostka 6'.D1" chart:class="chart:bar">
            <chart:data-point/>
          </chart:series>
          <chart:series chart:style-name="ch12" chart:values-cell-range-address="'Kostka 6'.E2:'Kostka 6'.E2" chart:label-cell-address="'Kostka 6'.E1:'Kostka 6'.E1" chart:class="chart:bar">
            <chart:data-point/>
          </chart:series>
          <chart:series chart:style-name="ch13" chart:values-cell-range-address="'Kostka 6'.F2:'Kostka 6'.F2" chart:label-cell-address="'Kostka 6'.F1:'Kostka 6'.F1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Kostka 6'.A1:'Kostka 6'.A1</svg:desc>
                </draw:g>
              </table:table-cell>
              <table:table-cell office:value-type="string">
                <text:p>2</text:p>
                <draw:g>
                  <svg:desc>'Kostka 6'.B1:'Kostka 6'.B1</svg:desc>
                </draw:g>
              </table:table-cell>
              <table:table-cell office:value-type="string">
                <text:p>3</text:p>
                <draw:g>
                  <svg:desc>'Kostka 6'.C1:'Kostka 6'.C1</svg:desc>
                </draw:g>
              </table:table-cell>
              <table:table-cell office:value-type="string">
                <text:p>4</text:p>
                <draw:g>
                  <svg:desc>'Kostka 6'.D1:'Kostka 6'.D1</svg:desc>
                </draw:g>
              </table:table-cell>
              <table:table-cell office:value-type="string">
                <text:p>5</text:p>
                <draw:g>
                  <svg:desc>'Kostka 6'.E1:'Kostka 6'.E1</svg:desc>
                </draw:g>
              </table:table-cell>
              <table:table-cell office:value-type="string">
                <text:p>6</text:p>
                <draw:g>
                  <svg:desc>'Kostka 6'.F1:'Kostka 6'.F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>0</text:p>
                <draw:g>
                  <svg:desc>'Kostka 6'.A2:'Kostka 6'.A2</svg:desc>
                </draw:g>
              </table:table-cell>
              <table:table-cell office:value-type="float" office:value="0">
                <text:p>0</text:p>
                <draw:g>
                  <svg:desc>'Kostka 6'.B2:'Kostka 6'.B2</svg:desc>
                </draw:g>
              </table:table-cell>
              <table:table-cell office:value-type="float" office:value="0">
                <text:p>0</text:p>
                <draw:g>
                  <svg:desc>'Kostka 6'.C2:'Kostka 6'.C2</svg:desc>
                </draw:g>
              </table:table-cell>
              <table:table-cell office:value-type="float" office:value="0">
                <text:p>0</text:p>
                <draw:g>
                  <svg:desc>'Kostka 6'.D2:'Kostka 6'.D2</svg:desc>
                </draw:g>
              </table:table-cell>
              <table:table-cell office:value-type="float" office:value="0">
                <text:p>0</text:p>
                <draw:g>
                  <svg:desc>'Kostka 6'.E2:'Kostka 6'.E2</svg:desc>
                </draw:g>
              </table:table-cell>
              <table:table-cell office:value-type="float" office:value="0">
                <text:p>0</text:p>
                <draw:g>
                  <svg:desc>'Kostka 6'.F2:'Kostka 6'.F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subtitle svg:x="0cm" svg:y="0cm" chart:style-name="ch2">
          <text:p/>
        </chart:subtitle>
        <chart:legend chart:legend-position="end" svg:x="15.007cm" svg:y="2.956cm" style:legend-expansion="high" chart:style-name="ch3"/>
        <chart:plot-area chart:style-name="ch4" table:cell-range-address="Žabky.A1:Žabky.F2" chart:data-source-has-labels="row" svg:x="0.32cm" svg:y="0.18cm" svg:width="14.367cm" svg:height="8.64cm">
          <chartooo:coordinate-region svg:x="1.047cm" svg:y="0.379cm" svg:width="13.64cm" svg:height="8.24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Žabky.A2:Žabky.A2" chart:label-cell-address="Žabky.A1:Žabky.A1" chart:class="chart:bar">
            <chart:data-point/>
          </chart:series>
          <chart:series chart:style-name="ch9" chart:values-cell-range-address="Žabky.B2:Žabky.B2" chart:label-cell-address="Žabky.B1:Žabky.B1" chart:class="chart:bar">
            <chart:data-point/>
          </chart:series>
          <chart:series chart:style-name="ch10" chart:values-cell-range-address="Žabky.C2:Žabky.C2" chart:label-cell-address="Žabky.C1:Žabky.C1" chart:class="chart:bar">
            <chart:data-point/>
          </chart:series>
          <chart:series chart:style-name="ch11" chart:values-cell-range-address="Žabky.D2:Žabky.D2" chart:label-cell-address="Žabky.D1:Žabky.D1" chart:class="chart:bar">
            <chart:data-point/>
          </chart:series>
          <chart:series chart:style-name="ch12" chart:values-cell-range-address="Žabky.E2:Žabky.E2" chart:label-cell-address="Žabky.E1:Žabky.E1" chart:class="chart:bar">
            <chart:data-point/>
          </chart:series>
          <chart:series chart:style-name="ch13" chart:values-cell-range-address="Žabky.F2:Žabky.F2" chart:label-cell-address="Žabky.F1:Žabky.F1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</text:p>
                <draw:g>
                  <svg:desc>Žabky.A1:Žabky.A1</svg:desc>
                </draw:g>
              </table:table-cell>
              <table:table-cell office:value-type="string">
                <text:p>K</text:p>
                <draw:g>
                  <svg:desc>Žabky.B1:Žabky.B1</svg:desc>
                </draw:g>
              </table:table-cell>
              <table:table-cell office:value-type="string">
                <text:p>Š</text:p>
                <draw:g>
                  <svg:desc>Žabky.C1:Žabky.C1</svg:desc>
                </draw:g>
              </table:table-cell>
              <table:table-cell office:value-type="string">
                <text:p>R</text:p>
                <draw:g>
                  <svg:desc>Žabky.D1:Žabky.D1</svg:desc>
                </draw:g>
              </table:table-cell>
              <table:table-cell office:value-type="string">
                <text:p>Ž</text:p>
                <draw:g>
                  <svg:desc>Žabky.E1:Žabky.E1</svg:desc>
                </draw:g>
              </table:table-cell>
              <table:table-cell office:value-type="string">
                <text:p>D</text:p>
                <draw:g>
                  <svg:desc>Žabky.F1:Žabky.F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>0</text:p>
                <draw:g>
                  <svg:desc>Žabky.A2:Žabky.A2</svg:desc>
                </draw:g>
              </table:table-cell>
              <table:table-cell office:value-type="float" office:value="0">
                <text:p>0</text:p>
                <draw:g>
                  <svg:desc>Žabky.B2:Žabky.B2</svg:desc>
                </draw:g>
              </table:table-cell>
              <table:table-cell office:value-type="float" office:value="0">
                <text:p>0</text:p>
                <draw:g>
                  <svg:desc>Žabky.C2:Žabky.C2</svg:desc>
                </draw:g>
              </table:table-cell>
              <table:table-cell office:value-type="float" office:value="0">
                <text:p>0</text:p>
                <draw:g>
                  <svg:desc>Žabky.D2:Žabky.D2</svg:desc>
                </draw:g>
              </table:table-cell>
              <table:table-cell office:value-type="float" office:value="0">
                <text:p>0</text:p>
                <draw:g>
                  <svg:desc>Žabky.E2:Žabky.E2</svg:desc>
                </draw:g>
              </table:table-cell>
              <table:table-cell office:value-type="float" office:value="0">
                <text:p>0</text:p>
                <draw:g>
                  <svg:desc>Žabky.F2:Žabky.F2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subtitle svg:x="0cm" svg:y="0cm" chart:style-name="ch2">
          <text:p/>
        </chart:subtitle>
        <chart:legend chart:legend-position="end" svg:x="15.007cm" svg:y="2.956cm" style:legend-expansion="high" chart:style-name="ch3"/>
        <chart:plot-area chart:style-name="ch4" table:cell-range-address="'Žabky-vyplnene'.A1:'Žabky-vyplnene'.F2" chart:data-source-has-labels="row" svg:x="0.32cm" svg:y="0.18cm" svg:width="14.367cm" svg:height="8.64cm">
          <chartooo:coordinate-region svg:x="1.047cm" svg:y="0.379cm" svg:width="13.64cm" svg:height="8.24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Žabky-vyplnene'.A2:'Žabky-vyplnene'.A2" chart:label-cell-address="'Žabky-vyplnene'.A1:'Žabky-vyplnene'.A1" chart:class="chart:bar">
            <chart:data-point/>
          </chart:series>
          <chart:series chart:style-name="ch9" chart:values-cell-range-address="'Žabky-vyplnene'.B2:'Žabky-vyplnene'.B2" chart:label-cell-address="'Žabky-vyplnene'.B1:'Žabky-vyplnene'.B1" chart:class="chart:bar">
            <chart:data-point/>
          </chart:series>
          <chart:series chart:style-name="ch10" chart:values-cell-range-address="'Žabky-vyplnene'.C2:'Žabky-vyplnene'.C2" chart:label-cell-address="'Žabky-vyplnene'.C1:'Žabky-vyplnene'.C1" chart:class="chart:bar">
            <chart:data-point/>
          </chart:series>
          <chart:series chart:style-name="ch11" chart:values-cell-range-address="'Žabky-vyplnene'.D2:'Žabky-vyplnene'.D2" chart:label-cell-address="'Žabky-vyplnene'.D1:'Žabky-vyplnene'.D1" chart:class="chart:bar">
            <chart:data-point/>
          </chart:series>
          <chart:series chart:style-name="ch12" chart:values-cell-range-address="'Žabky-vyplnene'.E2:'Žabky-vyplnene'.E2" chart:label-cell-address="'Žabky-vyplnene'.E1:'Žabky-vyplnene'.E1" chart:class="chart:bar">
            <chart:data-point/>
          </chart:series>
          <chart:series chart:style-name="ch13" chart:values-cell-range-address="'Žabky-vyplnene'.F2:'Žabky-vyplnene'.F2" chart:label-cell-address="'Žabky-vyplnene'.F1:'Žabky-vyplnene'.F1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</text:p>
                <draw:g>
                  <svg:desc>'Žabky-vyplnene'.A1:'Žabky-vyplnene'.A1</svg:desc>
                </draw:g>
              </table:table-cell>
              <table:table-cell office:value-type="string">
                <text:p>K</text:p>
                <draw:g>
                  <svg:desc>'Žabky-vyplnene'.B1:'Žabky-vyplnene'.B1</svg:desc>
                </draw:g>
              </table:table-cell>
              <table:table-cell office:value-type="string">
                <text:p>Š</text:p>
                <draw:g>
                  <svg:desc>'Žabky-vyplnene'.C1:'Žabky-vyplnene'.C1</svg:desc>
                </draw:g>
              </table:table-cell>
              <table:table-cell office:value-type="string">
                <text:p>R</text:p>
                <draw:g>
                  <svg:desc>'Žabky-vyplnene'.D1:'Žabky-vyplnene'.D1</svg:desc>
                </draw:g>
              </table:table-cell>
              <table:table-cell office:value-type="string">
                <text:p>Ž</text:p>
                <draw:g>
                  <svg:desc>'Žabky-vyplnene'.E1:'Žabky-vyplnene'.E1</svg:desc>
                </draw:g>
              </table:table-cell>
              <table:table-cell office:value-type="string">
                <text:p>D</text:p>
                <draw:g>
                  <svg:desc>'Žabky-vyplnene'.F1:'Žabky-vyplnene'.F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">
                <text:p>4</text:p>
                <draw:g>
                  <svg:desc>'Žabky-vyplnene'.A2:'Žabky-vyplnene'.A2</svg:desc>
                </draw:g>
              </table:table-cell>
              <table:table-cell office:value-type="float" office:value="2">
                <text:p>2</text:p>
                <draw:g>
                  <svg:desc>'Žabky-vyplnene'.B2:'Žabky-vyplnene'.B2</svg:desc>
                </draw:g>
              </table:table-cell>
              <table:table-cell office:value-type="float" office:value="2">
                <text:p>2</text:p>
                <draw:g>
                  <svg:desc>'Žabky-vyplnene'.C2:'Žabky-vyplnene'.C2</svg:desc>
                </draw:g>
              </table:table-cell>
              <table:table-cell office:value-type="float" office:value="3">
                <text:p>3</text:p>
                <draw:g>
                  <svg:desc>'Žabky-vyplnene'.D2:'Žabky-vyplnene'.D2</svg:desc>
                </draw:g>
              </table:table-cell>
              <table:table-cell office:value-type="float" office:value="3">
                <text:p>3</text:p>
                <draw:g>
                  <svg:desc>'Žabky-vyplnene'.E2:'Žabky-vyplnene'.E2</svg:desc>
                </draw:g>
              </table:table-cell>
              <table:table-cell office:value-type="float" office:value="2">
                <text:p>2</text:p>
                <draw:g>
                  <svg:desc>'Žabky-vyplnene'.F2:'Žabky-vyplnene'.F2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subtitle svg:x="0cm" svg:y="0cm" chart:style-name="ch2">
          <text:p/>
        </chart:subtitle>
        <chart:legend chart:legend-position="end" svg:x="15.06cm" svg:y="2.956cm" style:legend-expansion="high" chart:style-name="ch3"/>
        <chart:plot-area chart:style-name="ch4" table:cell-range-address="'Kostka 6-vyplnene'.A1:'Kostka 6-vyplnene'.F2" chart:data-source-has-labels="row" svg:x="0.32cm" svg:y="0.18cm" svg:width="14.42cm" svg:height="8.64cm">
          <chartooo:coordinate-region svg:x="0.941cm" svg:y="0.379cm" svg:width="13.799cm" svg:height="8.24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Kostka 6-vyplnene'.A2:'Kostka 6-vyplnene'.A2" chart:label-cell-address="'Kostka 6-vyplnene'.A1:'Kostka 6-vyplnene'.A1" chart:class="chart:bar">
            <chart:data-point/>
          </chart:series>
          <chart:series chart:style-name="ch9" chart:values-cell-range-address="'Kostka 6-vyplnene'.B2:'Kostka 6-vyplnene'.B2" chart:label-cell-address="'Kostka 6-vyplnene'.B1:'Kostka 6-vyplnene'.B1" chart:class="chart:bar">
            <chart:data-point/>
          </chart:series>
          <chart:series chart:style-name="ch10" chart:values-cell-range-address="'Kostka 6-vyplnene'.C2:'Kostka 6-vyplnene'.C2" chart:label-cell-address="'Kostka 6-vyplnene'.C1:'Kostka 6-vyplnene'.C1" chart:class="chart:bar">
            <chart:data-point/>
          </chart:series>
          <chart:series chart:style-name="ch11" chart:values-cell-range-address="'Kostka 6-vyplnene'.D2:'Kostka 6-vyplnene'.D2" chart:label-cell-address="'Kostka 6-vyplnene'.D1:'Kostka 6-vyplnene'.D1" chart:class="chart:bar">
            <chart:data-point/>
          </chart:series>
          <chart:series chart:style-name="ch12" chart:values-cell-range-address="'Kostka 6-vyplnene'.E2:'Kostka 6-vyplnene'.E2" chart:label-cell-address="'Kostka 6-vyplnene'.E1:'Kostka 6-vyplnene'.E1" chart:class="chart:bar">
            <chart:data-point/>
          </chart:series>
          <chart:series chart:style-name="ch13" chart:values-cell-range-address="'Kostka 6-vyplnene'.F2:'Kostka 6-vyplnene'.F2" chart:label-cell-address="'Kostka 6-vyplnene'.F1:'Kostka 6-vyplnene'.F1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Kostka 6-vyplnene'.A1:'Kostka 6-vyplnene'.A1</svg:desc>
                </draw:g>
              </table:table-cell>
              <table:table-cell office:value-type="string">
                <text:p>2</text:p>
                <draw:g>
                  <svg:desc>'Kostka 6-vyplnene'.B1:'Kostka 6-vyplnene'.B1</svg:desc>
                </draw:g>
              </table:table-cell>
              <table:table-cell office:value-type="string">
                <text:p>3</text:p>
                <draw:g>
                  <svg:desc>'Kostka 6-vyplnene'.C1:'Kostka 6-vyplnene'.C1</svg:desc>
                </draw:g>
              </table:table-cell>
              <table:table-cell office:value-type="string">
                <text:p>4</text:p>
                <draw:g>
                  <svg:desc>'Kostka 6-vyplnene'.D1:'Kostka 6-vyplnene'.D1</svg:desc>
                </draw:g>
              </table:table-cell>
              <table:table-cell office:value-type="string">
                <text:p>5</text:p>
                <draw:g>
                  <svg:desc>'Kostka 6-vyplnene'.E1:'Kostka 6-vyplnene'.E1</svg:desc>
                </draw:g>
              </table:table-cell>
              <table:table-cell office:value-type="string">
                <text:p>6</text:p>
                <draw:g>
                  <svg:desc>'Kostka 6-vyplnene'.F1:'Kostka 6-vyplnene'.F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">
                <text:p>3</text:p>
                <draw:g>
                  <svg:desc>'Kostka 6-vyplnene'.A2:'Kostka 6-vyplnene'.A2</svg:desc>
                </draw:g>
              </table:table-cell>
              <table:table-cell office:value-type="float" office:value="17">
                <text:p>17</text:p>
                <draw:g>
                  <svg:desc>'Kostka 6-vyplnene'.B2:'Kostka 6-vyplnene'.B2</svg:desc>
                </draw:g>
              </table:table-cell>
              <table:table-cell office:value-type="float" office:value="27">
                <text:p>27</text:p>
                <draw:g>
                  <svg:desc>'Kostka 6-vyplnene'.C2:'Kostka 6-vyplnene'.C2</svg:desc>
                </draw:g>
              </table:table-cell>
              <table:table-cell office:value-type="float" office:value="30">
                <text:p>30</text:p>
                <draw:g>
                  <svg:desc>'Kostka 6-vyplnene'.D2:'Kostka 6-vyplnene'.D2</svg:desc>
                </draw:g>
              </table:table-cell>
              <table:table-cell office:value-type="float" office:value="6">
                <text:p>6</text:p>
                <draw:g>
                  <svg:desc>'Kostka 6-vyplnene'.E2:'Kostka 6-vyplnene'.E2</svg:desc>
                </draw:g>
              </table:table-cell>
              <table:table-cell office:value-type="float" office:value="17">
                <text:p>17</text:p>
                <draw:g>
                  <svg:desc>'Kostka 6-vyplnene'.F2:'Kostka 6-vyplnene'.F2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